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ff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1.3_clusters" table:style-name="ta1">
        <table:table-column table:style-name="co1" table:number-columns-repeated="2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49.87" calcext:value-type="float">
            <text:p>49.87</text:p>
          </table:table-cell>
          <table:table-cell office:value-type="float" office:value="0.04" calcext:value-type="float">
            <text:p>0.04</text:p>
          </table:table-cell>
          <table:table-cell office:value-type="float" office:value="1.61" calcext:value-type="float">
            <text:p>1.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42.98" calcext:value-type="float">
            <text:p>42.98</text:p>
          </table:table-cell>
          <table:table-cell office:value-type="float" office:value="5.56" calcext:value-type="float">
            <text:p>5.56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7.01" calcext:value-type="float">
            <text:p>7.01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0.22" calcext:value-type="float">
            <text:p>0.22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.56" calcext:value-type="float">
            <text:p>5.56</text:p>
          </table:table-cell>
          <table:table-cell table:style-name="ce2" office:value-type="float" office:value="63.66" calcext:value-type="float">
            <text:p>63.66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8.97" calcext:value-type="float">
            <text:p>38.9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61.46" calcext:value-type="float">
            <text:p>61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8.46" calcext:value-type="float">
            <text:p>1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4.98" calcext:value-type="float">
            <text:p>54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44" calcext:value-type="float">
            <text:p>0.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3.67" calcext:value-type="float">
            <text:p>53.67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.93" calcext:value-type="float">
            <text:p>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8" calcext:value-type="float">
            <text:p>15.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8.63" calcext:value-type="float">
            <text:p>58.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8" calcext:value-type="float">
            <text:p>1.7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52.3" calcext:value-type="float">
            <text:p>52.3</text:p>
          </table:table-cell>
          <table:table-cell office:value-type="float" office:value="0.12" calcext:value-type="float">
            <text:p>0.1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58.62" calcext:value-type="float">
            <text:p>5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" calcext:value-type="float">
            <text:p>7.01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7.74" calcext:value-type="float">
            <text:p>5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44.56" calcext:value-type="float">
            <text:p>4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.01" calcext:value-type="float">
            <text:p>13.0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82.05" calcext:value-type="float">
            <text:p>82.05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19.12" calcext:value-type="float">
            <text:p>19.12</text:p>
          </table:table-cell>
          <table:table-cell office:value-type="float" office:value="0.13" calcext:value-type="float">
            <text:p>0.13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70.11" calcext:value-type="float">
            <text:p>70.1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.98" calcext:value-type="float">
            <text:p>14.9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8.75" calcext:value-type="float">
            <text:p>18.7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5.58" calcext:value-type="float">
            <text:p>15.5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.28" calcext:value-type="float">
            <text:p>1.28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83" calcext:value-type="float">
            <text:p>4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2" calcext:value-type="float">
            <text:p>0.22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1.66" calcext:value-type="float">
            <text:p>61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style-name="ce1" office:value-type="float" office:value="18.46" calcext:value-type="float">
            <text:p>1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0.18" calcext:value-type="float">
            <text:p>50.1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style-name="ce2" office:value-type="float" office:value="46.15" calcext:value-type="float">
            <text:p>46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.34" calcext:value-type="float">
            <text:p>11.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80.71" calcext:value-type="float">
            <text:p>80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69.23" calcext:value-type="float">
            <text:p>6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0.97" calcext:value-type="float">
            <text:p>20.97</text:p>
          </table:table-cell>
          <table:table-cell office:value-type="float" office:value="5.01" calcext:value-type="float">
            <text:p>5.01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0.15" calcext:value-type="float">
            <text:p>0.15</text:p>
          </table:table-cell>
          <table:table-cell office:value-type="float" office:value="6.04" calcext:value-type="float">
            <text:p>6.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9.11" calcext:value-type="float">
            <text:p>59.11</text:p>
          </table:table-cell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 table:number-columns-repeated="16"/>
        </table:table-row>
        <table:table-row table:style-name="ro1">
          <table:table-cell table:number-columns-repeated="6"/>
          <table:table-cell table:style-name="ce3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4:12:28.795429266</dc:date>
    <meta:editing-duration>PT2M14S</meta:editing-duration>
    <meta:editing-cycles>1</meta:editing-cycles>
    <meta:document-statistic meta:table-count="1" meta:cell-count="552" meta:object-count="0"/>
    <meta:generator>LibreOffice/5.2.7.2$Linux_X86_64 LibreOffice_project/20m0$Build-2</meta:generator>
  </office:meta>
</office:document-meta>
</file>